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Standard">
      <style:text-properties officeooo:paragraph-rsid="0fbe4db4"/>
    </style:style>
    <style:style style:name="P7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8" style:family="paragraph" style:parent-style-name="Footnote">
      <style:text-properties officeooo:paragraph-rsid="0fda15e0"/>
    </style:style>
    <style:style style:name="P79" style:family="paragraph" style:parent-style-name="Standard">
      <style:text-properties officeooo:paragraph-rsid="0fe106d1"/>
    </style:style>
    <style:style style:name="P80" style:family="paragraph" style:parent-style-name="Footnote">
      <style:text-properties officeooo:paragraph-rsid="1020b286"/>
    </style:style>
    <style:style style:name="P81" style:family="paragraph" style:parent-style-name="Footnote">
      <style:text-properties officeooo:paragraph-rsid="102c1a0f"/>
    </style:style>
    <style:style style:name="P82" style:family="paragraph" style:parent-style-name="Standard">
      <style:text-properties officeooo:paragraph-rsid="1044b2e0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88" style:family="paragraph" style:parent-style-name="Standard" style:list-style-name="L1">
      <style:paragraph-properties fo:break-before="page"/>
      <style:text-properties officeooo:paragraph-rsid="0b0ddd8e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3" style:family="paragraph" style:parent-style-name="Standard">
      <style:paragraph-properties fo:text-align="center" style:justify-single-word="false"/>
      <style:text-properties officeooo:paragraph-rsid="0cc50ec9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c22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f0ba4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c25489d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f0b1ec4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f5c22ad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f0dbc04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loext:opacity="100%" style:font-name="Liberation Sans" fo:font-size="12pt" style:font-size-asian="12pt" style:font-size-complex="12pt"/>
    </style:style>
    <style:style style:name="T21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officeooo:rsid="047da547"/>
    </style:style>
    <style:style style:name="T24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" fo:font-size="12pt" style:font-size-asian="12pt" style:font-size-complex="12pt"/>
    </style:style>
    <style:style style:name="T282" style:family="text">
      <style:text-properties style:use-window-font-color="true" loext:opacity="0%" style:font-name="Liberation Sans" officeooo:rsid="0efd8e5c"/>
    </style:style>
    <style:style style:name="T28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officeooo:rsid="04473353"/>
    </style:style>
    <style:style style:name="T2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8" style:family="text">
      <style:text-properties officeooo:rsid="0aace3cd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2" style:family="text">
      <style:text-properties officeooo:rsid="0f0ca65a"/>
    </style:style>
    <style:style style:name="T313" style:family="text">
      <style:text-properties officeooo:rsid="0f8f58bd"/>
    </style:style>
    <style:style style:name="T314" style:family="text">
      <style:text-properties officeooo:rsid="0f95a7a0"/>
    </style:style>
    <style:style style:name="T315" style:family="text">
      <style:text-properties style:text-underline-style="none"/>
    </style:style>
    <style:style style:name="T316" style:family="text">
      <style:text-properties style:font-name="Liberation Mono" fo:font-size="8pt" style:font-size-asian="8pt" style:font-size-complex="8pt" loext:padding="0.049cm" loext:border="0.31pt solid #000000"/>
    </style:style>
    <style:style style:name="T3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4"><text:span text:style-name="Strong_20_Emphasis"><text:span text:style-name="T183">C</text:span></text:span><text:span text:style-name="Strong_20_Emphasis"><text:span text:style-name="T182">hecklist voor </text:span></text:span><text:span text:style-name="Strong_20_Emphasis"><text:span text:style-name="T184">de installatie</text:span></text:span><text:span text:style-name="Strong_20_Emphasis"><text:span text:style-name="T182"> van </text:span></text:span><text:span text:style-name="Strong_20_Emphasis"><text:span text:style-name="T182"><text:user-field-get text:name="Distro">Ubuntu</text:user-field-get></text:span></text:span><text:span text:style-name="Strong_20_Emphasis"><text:span text:style-name="T182"><text:s/></text:span></text:span><text:span text:style-name="Strong_20_Emphasis"><text:span text:style-name="T189"><text:user-field-get text:name="Version">24.04</text:user-field-get></text:span></text:span><text:span text:style-name="Strong_20_Emphasis"><text:span text:style-name="T186"><text:note text:id="ftn0" text:note-class="footnote"><text:note-citation>1</text:note-citation><text:note-body><text:p text:style-name="P81"><text:span text:style-name="T298">D</text:span><text:span text:style-name="T289">eze </text:span><text:span text:style-name="Strong_20_Emphasis"><text:span text:style-name="T300"><text:user-field-get text:name="Distro">Ubuntu</text:user-field-get></text:span></text:span><text:span text:style-name="T291"><text:s/></text:span><text:span text:style-name="T301"><text:user-field-get text:name="Version">24.04</text:user-field-get></text:span><text:span text:style-name="T301"><text:s/></text:span><text:span text:style-name="Strong_20_Emphasis"><text:span text:style-name="T302"><text:user-field-get text:name="Edition">Desktop</text:user-field-get></text:span></text:span><text:span text:style-name="T289"><text:s/>(codenaam </text:span><text:span text:style-name="T297">noble</text:span><text:span text:style-name="T289">) van april</text:span><text:span text:style-name="T292"> </text:span><text:span text:style-name="Strong_20_Emphasis"><text:span text:style-name="T303"><text:user-field-get text:name="Releaseyear">2024</text:user-field-get></text:span></text:span><text:span text:style-name="T293"><text:s/></text:span><text:span text:style-name="T298">is een zogenaamde </text:span><text:span text:style-name="T289">LTS-</text:span><text:span text:style-name="T298">versie</text:span><text:span text:style-name="T289"> </text:span><text:span text:style-name="T298">(</text:span><text:span text:style-name="T289">staat voor Long-Term Support, </text:span><text:span text:style-name="T290">langetermijnondersteuning</text:span><text:span text:style-name="T298">)</text:span><text:span text:style-name="T290"> </text:span><text:span text:style-name="T299">en</text:span><text:span text:style-name="T293"> </text:span><text:span text:style-name="T289">wordt gedurende 5 jaar ondersteund tot april 202</text:span><text:span text:style-name="T297">9</text:span><text:span text:style-name="T289">, en met een </text:span><text:span text:style-name="T296">gratis persoonlijk </text:span><text:span text:style-name="T289">Ubuntu </text:span><text:span text:style-name="T294">P</text:span><text:span text:style-name="T289">ro-abonnement gedurende 1</text:span><text:span text:style-name="T295">0</text:span><text:span text:style-name="T289"> jaar tot april 203</text:span><text:span text:style-name="T297">4</text:span><text:span text:style-name="T289">.</text:span></text:p></text:note-body></text:note></text:span></text:span><text:span text:style-name="Strong_20_Emphasis"><text:span text:style-name="T187"><text:s/></text:span></text:span><text:span text:style-name="Strong_20_Emphasis"><text:span text:style-name="T188"><text:user-field-get text:name="Edition">Desktop</text:user-field-get></text:span></text:span><text:span text:style-name="Strong_20_Emphasis"><text:span text:style-name="T185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12">ONDERSTREEPTE</text:span></text:span><text:span text:style-name="T1"> </text:span><text:span text:style-name="T16">woorden</text:span><text:span text:style-name="T15"> het</text:span><text:span text:style-name="Strong_20_Emphasis"><text:span text:style-name="T230"> </text:span></text:span><text:span text:style-name="Strong_20_Emphasis"><text:span text:style-name="T231">tekstvak</text:span></text:span><text:span text:style-name="T16"> </text:span><text:span text:style-name="T19">in,</text:span><text:span text:style-name="T16"> </text:span><text:span text:style-name="T248">zie </text:span><text:span text:style-name="T282">[</text:span><text:span text:style-name="T248">toelichting</text:span><text:span text:style-name="T282">]</text:span><text:span text:style-name="T16">:</text:span></text:p>
      <text:p text:style-name="P2"><text:span text:style-name="Definition"><text:span text:style-name="T23">GEBRUIKER</text:span></text:span><text:span text:style-name="T256"><text:tab/><text:tab/></text:span><text:span text:style-name="T281"> <text:tab/><text:tab/></text:span><text:span text:style-name="T257"><draw:control text:anchor-type="as-char" svg:y="-0.4cm" draw:z-index="12" draw:name="Gebruiker 2" draw:style-name="gr2" draw:text-style-name="P96" svg:width="6.4cm" svg:height="0.6cm" draw:control="control11"><svg:title>Gebruiker</svg:title><svg:desc>Volledige naam, bijv. Jan Stek</svg:desc></draw:control></text:span><text:span text:style-name="T257"><text:tab/> <text:s text:c="2"/></text:span><text:span text:style-name="T258">[</text:span><text:span text:style-name="T259">V</text:span><text:span text:style-name="T251">olledige naam, bijv. </text:span><text:span text:style-name="T252">J</text:span><text:span text:style-name="T279">a</text:span><text:span text:style-name="T252">n </text:span><text:span text:style-name="T279">Jansen</text:span><text:span text:style-name="T280">]</text:span></text:p>
      <text:p text:style-name="P79"><text:span text:style-name="Definition"><text:span text:style-name="T250">g</text:span></text:span><text:span text:style-name="Definition">ebruikersnaam</text:span><text:span text:style-name="Definition"><text:span text:style-name="T315"><text:tab/></text:span></text:span><text:span text:style-name="T249"><draw:control text:anchor-type="as-char" svg:y="-0.4cm" draw:z-index="13" draw:name="Gberuikersnaam 3" draw:style-name="gr2" draw:text-style-name="P96" svg:width="6.4cm" svg:height="0.6cm" draw:control="control12"><svg:title>Gebruikersnaam</svg:title><svg:desc>Korte naam, bijv. jan</svg:desc></draw:control></text:span><text:span text:style-name="T249"><text:tab/> <text:s text:c="2"/></text:span><text:span text:style-name="T7">[</text:span><text:span text:style-name="T8">K</text:span><text:span text:style-name="T6">orte naam, bijv. </text:span><text:span text:style-name="T193">j</text:span><text:span text:style-name="T194">a</text:span><text:span text:style-name="T193">n</text:span><text:span text:style-name="T195">]</text:span></text:p>
      <text:p text:style-name="P2"><text:span text:style-name="Definition">COMPUTERNAAM</text:span><text:span text:style-name="T260"><text:tab/><text:tab/></text:span><draw:control text:anchor-type="as-char" svg:y="-0.4cm" draw:z-index="14" draw:name="Computernaam 1" draw:style-name="gr2" draw:text-style-name="P96" svg:width="6.4cm" svg:height="0.6cm" draw:control="control13"><svg:title>Computernaam</svg:title><svg:desc>Unieke naam van de computer</svg:desc></draw:control><text:tab/> <text:s text:c="2"/><text:span text:style-name="T265">[</text:span><text:span text:style-name="T266">N</text:span><text:span text:style-name="T261">aam van de compute</text:span><text:span text:style-name="T262">r, </text:span><text:span text:style-name="T263">bijv. </text:span><text:span text:style-name="T264">pc02</text:span><text:span text:style-name="T265">]</text:span></text:p>
      <text:p text:style-name="P2"><text:span text:style-name="Definition"><text:span text:style-name="T268">GEBRUIKER</text:span></text:span><text:span text:style-name="Definition"><text:span text:style-name="T273"><text:tab/></text:span></text:span><text:span text:style-name="T267"><text:tab/></text:span><text:span text:style-name="T281"> <text:tab/><text:tab/></text:span><text:span text:style-name="T257"><draw:control text:anchor-type="as-char" svg:y="-0.4cm" draw:z-index="15" draw:name="Gebruiker 3" draw:style-name="gr2" draw:text-style-name="P96" svg:width="6.4cm" svg:height="0.6cm" draw:control="control14"><svg:title>Gebruiker</svg:title><svg:desc>Volledige naam, bijv. Jan Stek</svg:desc></draw:control></text:span><text:span text:style-name="T257"><text:tab/> <text:s text:c="2"/></text:span><text:span text:style-name="T258">[</text:span><text:span text:style-name="T259">V</text:span><text:span text:style-name="T251">olledige naam </text:span><text:span text:style-name="T255">evt. 2</text:span><text:span text:style-name="T283">e</text:span><text:span text:style-name="T253"> gebruiker</text:span><text:span text:style-name="T254">]</text:span></text:p>
      <text:p text:style-name="P79"><text:span text:style-name="Definition"><text:span text:style-name="T268">GEBRUIKERSN</text:span></text:span><text:span text:style-name="Definition"><text:span text:style-name="T269">aa</text:span></text:span><text:span text:style-name="Definition"><text:span text:style-name="T268">M</text:span></text:span><text:span text:style-name="Definition"><text:span text:style-name="T273"><text:tab/></text:span></text:span><text:span text:style-name="T249"><draw:control text:anchor-type="as-char" svg:y="-0.4cm" draw:z-index="16" draw:name="Gberuikersnaam 4" draw:style-name="gr2" draw:text-style-name="P96" svg:width="6.4cm" svg:height="0.6cm" draw:control="control15"><svg:title>Gebruikersnaam</svg:title><svg:desc>Korte naam, bijv. jan</svg:desc></draw:control></text:span><text:span text:style-name="T249"><text:tab/> <text:s text:c="2"/></text:span><text:span text:style-name="T271">[</text:span><text:span text:style-name="T272">K</text:span><text:span text:style-name="T270">orte naam</text:span><text:span text:style-name="T274"> </text:span><text:span text:style-name="T275">e</text:span><text:span text:style-name="T276">vt. 2</text:span><text:span text:style-name="T284">e</text:span><text:span text:style-name="T276"> </text:span><text:span text:style-name="T277">gebruiker</text:span><text:span text:style-name="T278">]</text:span></text:p>
      <text:p text:style-name="P1"><text:span text:style-name="T196">Vervang </text:span><text:span text:style-name="T203">de</text:span><text:span text:style-name="T196"> </text:span><text:span text:style-name="Definition"><text:span text:style-name="T24">ONDERSTREEPTE</text:span></text:span><text:span text:style-name="T196"> </text:span><text:span text:style-name="T197">woorden </text:span><text:span text:style-name="T196">in deze checklist door </text:span><text:span text:style-name="T203">d</text:span><text:span text:style-name="T204">i</text:span><text:span text:style-name="T203">e </text:span><text:span text:style-name="T202">in </text:span><text:span text:style-name="T204">het</text:span><text:span text:style-name="Strong_20_Emphasis"><text:span text:style-name="T73"> </text:span></text:span><text:span text:style-name="Strong_20_Emphasis"><text:span text:style-name="T92">tekstvak</text:span></text:span><text:span text:style-name="T196">.</text:span></text:p>
      <text:p text:style-name="P40"/>
      <text:p text:style-name="P40"/>
      <text:p text:style-name="P3"><text:span text:style-name="T208">Nog niet op Linux?</text:span><text:span text:style-name="T198"><text:tab/></text:span><text:span text:style-name="Strong_20_Emphasis"><text:span text:style-name="T96"><draw:control text:anchor-type="as-char" draw:z-index="17" draw:name="Vorm3" draw:style-name="gr1" draw:text-style-name="P95" svg:width="0.35cm" svg:height="0.35cm" draw:control="control16"/></text:span></text:span><text:span text:style-name="T205"><text:tab/></text:span><text:span text:style-name="T206">G</text:span><text:span text:style-name="T199">ebruik </text:span><text:span text:style-name="Strong_20_Emphasis"><text:span text:style-name="T209">Checklist </text:span></text:span><text:span text:style-name="Strong_20_Emphasis"><text:span text:style-name="T210">overzetten</text:span></text:span><text:span text:style-name="T19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0"> onder </text:span><text:span text:style-name="T207">Linux</text:span><text:span text:style-name="T201">.</text:span></text:p>
      <text:p text:style-name="P39"><text:span text:style-name="T172">Nieuwe installatie?</text:span><text:span text:style-name="T168"><text:tab/></text:span><text:span text:style-name="Strong_20_Emphasis"><text:span text:style-name="T95"><draw:control text:anchor-type="as-char" draw:z-index="18" draw:name="Vorm 2" draw:style-name="gr1" draw:text-style-name="P95" svg:width="0.35cm" svg:height="0.35cm" draw:control="control17"/></text:span></text:span><text:span text:style-name="T171"><text:tab/></text:span><text:span text:style-name="T170">B</text:span><text:span text:style-name="T168">egin bij hoofdstuk </text:span><text:span text:style-name="T172"><text:bookmark-ref text:reference-format="page" text:ref-name="__RefNumPara__4009_1271708128">2</text:bookmark-ref></text:span><text:span text:style-name="T168"><text:s text:c="2"/></text:span><text:span text:style-name="T173"><text:bookmark-ref text:reference-format="text" text:ref-name="__RefNumPara__4009_1271708128">Installatie uitvoeren</text:bookmark-ref></text:span><text:span text:style-name="T169">.</text:span></text:p>
      <text:p text:style-name="P22"/>
      <text:p text:style-name="P22"/>
      <text:list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94"><draw:control text:anchor-type="as-char" draw:z-index="5" draw:name="Vorm3_0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94"><draw:control text:anchor-type="as-char" draw:z-index="8" draw:name="Vorm3_ 2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59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1" text:note-class="footnote"><text:note-citation>2</text:note-citation><text:note-body><text:p text:style-name="P53"><text:span text:style-name="User_20_Entry"><text:span text:style-name="T127">E</text:span></text:span><text:span text:style-name="User_20_Entry"><text:span text:style-name="T142">v</text:span></text:span><text:span text:style-name="User_20_Entry"><text:span text:style-name="T143">en</text:span></text:span><text:span text:style-name="User_20_Entry"><text:span text:style-name="T145">t</text:span></text:span><text:span text:style-name="User_20_Entry"><text:span text:style-name="T146">uele </text:span></text:span><text:span text:style-name="User_20_Entry"><text:span text:style-name="T147">extra </text:span></text:span><text:span text:style-name="Definition"><text:span text:style-name="T310">gebruiker</text:span></text:span><text:span text:style-name="User_20_Entry"><text:span text:style-name="T138">s</text:span></text:span><text:span text:style-name="User_20_Entry"><text:span text:style-name="T147"> aanmelden </text:span></text:span><text:span text:style-name="User_20_Entry"><text:span text:style-name="T148">en dezelfde stappen uitvoeren</text:span></text:span><text:span text:style-name="User_20_Entry"><text:span text:style-name="T144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96"><draw:control text:anchor-type="as-char" draw:z-index="19" draw:name="Vorm4" draw:style-name="gr1" draw:text-style-name="P95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2"><text:span text:style-name="Strong_20_Emphasis"><text:span text:style-name="T88">D</text:span></text:span><text:span text:style-name="Strong_20_Emphasis"><text:span text:style-name="T73">ruk op de </text:span></text:span><text:span text:style-name="Strong_20_Emphasis"><text:span text:style-name="T163">Super</text:span></text:span><text:span text:style-name="Strong_20_Emphasis"><text:span text:style-name="T73">-toets</text:span></text:span><text:span text:style-name="Strong_20_Emphasis"><text:span text:style-name="T53"><text:note text:id="ftn2" text:note-class="footnote"><text:note-citation>3</text:note-citation><text:note-body><text:p text:style-name="P71"><text:span text:style-name="T167">D</text:span>e <text:span text:style-name="T316">Super</text:span>-toets <text:span text:style-name="T220">is de Windows-toets, Command-toets </text:span><text:span text:style-name="T221">(Apple)</text:span><text:span text:style-name="T220">, of Vergrootglas-toets </text:span><text:span text:style-name="T221">(Chromebook)</text:span><text:span text:style-name="T220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1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1"/></text:span></text:p>
          </table:table-cell>
          <table:table-cell table:style-name="_31_._5f_Installatie_5f_voorbereiden.D4" office:value-type="string">
            <text:p text:style-name="P73"><text:span text:style-name="T3">Typ</text:span><text:span text:style-name="Strong_20_Emphasis"><text:span text:style-name="T63"> de</text:span></text:span><text:span text:style-name="Strong_20_Emphasis"><text:span text:style-name="T64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64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2"><text:span text:style-name="User_20_Entry"><text:span text:style-name="T26">wget karelzimmer.nl/</text:span></text:span><text:span text:style-name="User_20_Entry"><text:span text:style-name="T166">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2"><text:span text:style-name="User_20_Entry"><text:span text:style-name="T26">bash </text:span></text:span><text:span text:style-name="User_20_Entry"><text:span text:style-name="T166">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96"><draw:control text:anchor-type="as-char" draw:z-index="20" draw:name="Vorm 3" draw:style-name="gr1" draw:text-style-name="P9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96"><draw:control text:anchor-type="as-char" draw:z-index="21" draw:name="Vorm 4" draw:style-name="gr1" draw:text-style-name="P95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4"><text:span text:style-name="Strong_20_Emphasis"><text:span text:style-name="T88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163">Super</text:span></text:span><text:span text:style-name="Strong_20_Emphasis"><text:span text:style-name="T70">-toets</text:span></text:span><text:span text:style-name="Strong_20_Emphasis"><text:span text:style-name="T54"><text:note-ref text:note-class="footnote" text:reference-format="text" text:ref-name="ftn2">3</text:note-ref></text:span></text:span><text:span text:style-name="Strong_20_Emphasis"><text:span text:style-name="T68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</text:span></text:span><text:span text:style-name="Strong_20_Emphasis"><text:span text:style-name="T97">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61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91">Selecteer</text:span></text:span><text:span text:style-name="Strong_20_Emphasis"><text:span text:style-name="T67"> </text:span></text:span><text:span text:style-name="Strong_20_Emphasis"><text:span text:style-name="T117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8"><text:bookmark-start text:name="__RefNumPara__4009_1271708128"/><text:span text:style-name="Strong_20_Emphasis"><text:span text:style-name="T211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96"><draw:control text:anchor-type="as-char" draw:z-index="2" draw:name="Vorm9" draw:style-name="gr1" draw:text-style-name="P9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0"><text:span text:style-name="T214">Start de computer op vanaf</text:span><text:span text:style-name="T214"><text:note text:id="ftn3" text:note-class="footnote"><text:note-citation>1</text:note-citation><text:note-body><text:p text:style-name="P78"><text:span text:style-name="T152">B</text:span><text:span text:style-name="T153">ootmenu/</text:span><text:span text:style-name="T152">S</text:span><text:span text:style-name="T153">etup</text:span><text:span text:style-name="T151"> via </text:span><text:span text:style-name="T149">é</text:span><text:span text:style-name="T150">é</text:span><text:span text:style-name="T152">n van de </text:span><text:span text:style-name="Definition"><text:span text:style-name="T154">Veelgebruikte toetsen:</text:span></text:span><text:span text:style-name="Definition"><text:span text:style-name="T155"> </text:span></text:span><text:span text:style-name="User_20_Entry"><text:span text:style-name="T165">Esc</text:span></text:span><text:span text:style-name="User_20_Entry"><text:span text:style-name="T158">,</text:span></text:span><text:span text:style-name="Definition"><text:span text:style-name="T155"> </text:span></text:span><text:span text:style-name="User_20_Entry"><text:span text:style-name="T165">Delete</text:span></text:span><text:span text:style-name="User_20_Entry"><text:span text:style-name="T159">,</text:span></text:span><text:span text:style-name="Definition"><text:span text:style-name="T155"> </text:span></text:span><text:span text:style-name="User_20_Entry"><text:span text:style-name="T165">F1</text:span></text:span><text:span text:style-name="User_20_Entry"><text:span text:style-name="T159">,</text:span></text:span><text:span text:style-name="Definition"><text:span text:style-name="T155"> </text:span></text:span><text:span text:style-name="User_20_Entry"><text:span text:style-name="T165">F2</text:span></text:span><text:span text:style-name="User_20_Entry"><text:span text:style-name="T159">,</text:span></text:span><text:span text:style-name="Definition"><text:span text:style-name="T155"> </text:span></text:span><text:span text:style-name="User_20_Entry"><text:span text:style-name="T165">F9</text:span></text:span><text:span text:style-name="User_20_Entry"><text:span text:style-name="T159">,</text:span></text:span><text:span text:style-name="Definition"><text:span text:style-name="T155"> </text:span></text:span><text:span text:style-name="User_20_Entry"><text:span text:style-name="T165">F10</text:span></text:span><text:span text:style-name="User_20_Entry"><text:span text:style-name="T159">,</text:span></text:span><text:span text:style-name="Definition"><text:span text:style-name="T155"> </text:span></text:span><text:span text:style-name="User_20_Entry"><text:span text:style-name="T165">F11</text:span></text:span><text:span text:style-name="User_20_Entry"><text:span text:style-name="T159">,</text:span></text:span><text:span text:style-name="Definition"><text:span text:style-name="T155"> </text:span></text:span><text:span text:style-name="Definition"><text:span text:style-name="T156">o</text:span></text:span><text:span text:style-name="Definition"><text:span text:style-name="T157">f</text:span></text:span><text:span text:style-name="Definition"><text:span text:style-name="T155"> </text:span></text:span><text:span text:style-name="User_20_Entry"><text:span text:style-name="T165">F12</text:span></text:span><text:span text:style-name="User_20_Entry"><text:span text:style-name="T159">.</text:span></text:span></text:p></text:note-body></text:note></text:span><text:span text:style-name="T214"> </text:span><text:span text:style-name="T218">een </text:span><text:span text:style-name="Strong_20_Emphasis"><text:span text:style-name="T191"><text:user-field-get text:name="Distro">Ubuntu</text:user-field-get></text:span></text:span><text:span text:style-name="T213"><text:s/></text:span><text:span text:style-name="T192"><text:user-field-get text:name="Version">24.04</text:user-field-get></text:span><text:span text:style-name="T192"><text:s/></text:span><text:span text:style-name="Strong_20_Emphasis"><text:span text:style-name="T120"><text:user-field-get text:name="Edition">Desktop</text:user-field-get></text:span></text:span><text:span text:style-name="Strong_20_Emphasis"><text:span text:style-name="T120"><text:s/></text:span></text:span><text:span text:style-name="Strong_20_Emphasis"><text:span text:style-name="T121">L</text:span></text:span><text:span text:style-name="T122">ive</text:span><text:span text:style-name="T122"><text:note text:id="ftn4" text:note-class="footnote"><text:note-citation>2</text:note-citation><text:note-body><text:p text:style-name="P67"><text:span text:style-name="T285">Vanaf ee</text:span>n <text:span text:style-name="T314">L</text:span>ive <text:span text:style-name="T313">USB</text:span><text:span text:style-name="T288">-stick</text:span><text:span text:style-name="T21"> </text:span>kunt <text:span text:style-name="T285">u opstarten en</text:span> <text:span text:style-name="T17">met </text:span><text:span text:style-name="Strong_20_Emphasis"><text:span text:style-name="T222"><text:user-field-get text:name="Distro">Ubuntu</text:user-field-get></text:span></text:span><text:span text:style-name="Strong_20_Emphasis"><text:span text:style-name="T222"><text:s/></text:span></text:span>werken zonder enige bestanden op de harde schijf te wijzigen en maakt ook installatie van <text:span text:style-name="Strong_20_Emphasis"><text:span text:style-name="T222"><text:user-field-get text:name="Distro">Ubuntu</text:user-field-get></text:span></text:span><text:span text:style-name="Strong_20_Emphasis"><text:span text:style-name="T222"><text:s/></text:span></text:span>mogelijk.</text:p></text:note-body></text:note></text:span><text:span text:style-name="T122"> </text:span><text:span text:style-name="T125">USB</text:span><text:span text:style-name="T123">-stick</text:span><text:span text:style-name="T123"><text:note text:id="ftn5" text:note-class="footnote"><text:note-citation>3</text:note-citation><text:note-body><text:p text:style-name="P80"><text:span text:style-name="Strong_20_Emphasis"><text:span text:style-name="T137">Maak een opstartbare USB-stick</text:span></text:span><text:span text:style-name="Strong_20_Emphasis"><text:span text:style-name="T133">:<text:line-break/></text:span></text:span><text:span text:style-name="Strong_20_Emphasis"><text:span text:style-name="T128">Download </text:span></text:span><text:span text:style-name="Strong_20_Emphasis"><text:span text:style-name="T129">ee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39"><text:user-field-get text:name="Edition">Desktop</text:user-field-get></text:span></text:span><text:span text:style-name="Strong_20_Emphasis"><text:span text:style-name="T139"><text:s/></text:span></text:span><text:span text:style-name="Strong_20_Emphasis"><text:span text:style-name="T139"><text:user-field-get text:name="Version">24.04</text:user-field-get></text:span></text:span><text:span text:style-name="Strong_20_Emphasis"><text:span text:style-name="T139"><text:s/></text:span></text:span><text:span text:style-name="Strong_20_Emphasis"><text:span text:style-name="T141">LTS </text:span></text:span><text:span text:style-name="Strong_20_Emphasis"><text:span text:style-name="T134">CD</text:span></text:span><text:span text:style-name="Strong_20_Emphasis"><text:span text:style-name="T136">-beeldbestand</text:span></text:span><text:span text:style-name="Strong_20_Emphasis"><text:span text:style-name="T130"> </text:span></text:span><text:span text:style-name="Strong_20_Emphasis"><text:span text:style-name="T131">(.iso) </text:span></text:span><text:span text:style-name="Strong_20_Emphasis"><text:span text:style-name="T130">vanaf </text:span></text:span><text:a xlink:type="simple" xlink:href="https://ubuntu.com/download" text:style-name="Internet_20_link" text:visited-style-name="Visited_20_Internet_20_Link"><text:span text:style-name="Strong_20_Emphasis"><text:span text:style-name="T287">ubuntu.com/download</text:span></text:span></text:a><text:span text:style-name="Strong_20_Emphasis"><text:span text:style-name="T130">.</text:span></text:span><text:span text:style-name="Strong_20_Emphasis"><text:span text:style-name="T132"><text:line-break/>De </text:span></text:span><text:span text:style-name="Strong_20_Emphasis"><text:span text:style-name="T135">ver</text:span></text:span><text:span text:style-name="Strong_20_Emphasis"><text:span text:style-name="T132">volgstappen staan beschreven in </text:span></text:span><text:span text:style-name="Strong_20_Emphasis"><text:span text:style-name="T140">Linux informatie</text:span></text:span><text:span text:style-name="Strong_20_Emphasis"><text:span text:style-name="T132">, te vinden op </text:span></text:span><text:a xlink:type="simple" xlink:href="https://karelzimmer.nl/" text:style-name="Internet_20_link" text:visited-style-name="Visited_20_Internet_20_Link"><text:span text:style-name="Strong_20_Emphasis"><text:span text:style-name="T286">karelzimmer.nl</text:span></text:span></text:a><text:span text:style-name="Strong_20_Emphasis"><text:span text:style-name="T132">, onder </text:span></text:span><text:span text:style-name="Strong_20_Emphasis"><text:span text:style-name="T140">Linux</text:span></text:span><text:span text:style-name="Strong_20_Emphasis"><text:span text:style-name="T132">.</text:span></text:span></text:p></text:note-body></text:note></text:span><text:span text:style-name="T124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1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91">Selecteer</text:span></text:span><text:span text:style-name="Strong_20_Emphasis"><text:span text:style-name="T58"> </text:span></text:span><text:span text:style-name="Strong_20_Emphasis"><text:span text:style-name="T112">Try or Install Ubuntu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3" office:value-type="string">
            <text:p text:style-name="P16"><text:span text:style-name="Strong_20_Emphasis"><text:span text:style-name="T48">V</text:span></text:span><text:span text:style-name="Strong_20_Emphasis"><text:span text:style-name="T49">olg de aanwijzingen </text:span></text:span><text:span text:style-name="Strong_20_Emphasis"><text:span text:style-name="T50">op de </text:span></text:span><text:span text:style-name="Strong_20_Emphasis"><text:span text:style-name="T51">installatie</text:span></text:span><text:span text:style-name="Strong_20_Emphasis"><text:span text:style-name="T50">schermen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26"><draw:control text:anchor-type="as-char" draw:z-index="7" draw:name="Vorm 6" draw:style-name="gr1" draw:text-style-name="P95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215">Kies</text:span><text:span text:style-name="T216"> </text:span><text:span text:style-name="T219">Nederlands</text:span><text:span text:style-name="T216"> en klik</text:span><text:span text:style-name="T217"> </text:span><text:span text:style-name="T216">op</text:span><text:span text:style-name="T215"> </text:span><text:span text:style-name="T212">Next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7"><text:span text:style-name="Strong_20_Emphasis"><text:span text:style-name="T61"><draw:control text:anchor-type="as-char" draw:z-index="26" draw:name="Vorm 10" draw:style-name="gr1" draw:text-style-name="P95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40">Bij</text:span><text:span text:style-name="T233"> </text:span><text:span text:style-name="Strong_20_Emphasis"><text:span text:style-name="T243">Kies uw toetsenbordindeling</text:span></text:span><text:span text:style-name="T233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83">Kies <text:span text:style-name="T317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7"><text:span text:style-name="Strong_20_Emphasis"><text:span text:style-name="T61"><draw:control text:anchor-type="as-char" draw:z-index="27" draw:name="Vorm 11" draw:style-name="gr1" draw:text-style-name="P95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10"><text:span text:style-name="T240">Bij</text:span><text:span text:style-name="T233"> </text:span><text:span text:style-name="Strong_20_Emphasis"><text:span text:style-name="T244">What apps would you like to install to start with?</text:span></text:span><text:span text:style-name="Strong_20_Emphasis"><text:span text:style-name="T229"> kies </text:span></text:span><text:span text:style-name="Strong_20_Emphasis"><text:span text:style-name="T244">Extended selection</text:span></text:span><text:span text:style-name="Strong_20_Emphasis"><text:span text:style-name="T229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1"><draw:control text:anchor-type="as-char" draw:z-index="6" draw:name="Vorm 1" draw:style-name="gr1" draw:text-style-name="P95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40">Bij</text:span><text:span text:style-name="T233"> </text:span><text:span text:style-name="Strong_20_Emphasis"><text:span text:style-name="T241">Create your account</text:span></text:span><text:span text:style-name="T233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39">V</text:span><text:span text:style-name="T234">ul </text:span><text:span text:style-name="T235">in </text:span><text:span text:style-name="Strong_20_Emphasis"><text:span text:style-name="T241">Your</text:span></text:span><text:span text:style-name="Strong_20_Emphasis"><text:span text:style-name="T236"> n</text:span></text:span><text:span text:style-name="Strong_20_Emphasis"><text:span text:style-name="T237">am</text:span></text:span><text:span text:style-name="Strong_20_Emphasis"><text:span text:style-name="T241">e</text:span></text:span><text:span text:style-name="Strong_20_Emphasis"><text:span text:style-name="T225"> </text:span></text:span><text:span text:style-name="Definition"><text:span text:style-name="T4">gebruiker</text:span></text:span><text:span text:style-name="Strong_20_Emphasis"><text:span text:style-name="T226">, <text:line-break/></text:span></text:span><text:span text:style-name="Strong_20_Emphasis"><text:span text:style-name="T241">You</text:span></text:span><text:span text:style-name="Strong_20_Emphasis"><text:span text:style-name="T247">r</text:span></text:span><text:span text:style-name="Strong_20_Emphasis"><text:span text:style-name="T236"> </text:span></text:span><text:span text:style-name="Strong_20_Emphasis"><text:span text:style-name="T238">computer</text:span></text:span><text:span text:style-name="Strong_20_Emphasis"><text:span text:style-name="T246">'s </text:span></text:span><text:span text:style-name="Strong_20_Emphasis"><text:span text:style-name="T245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5">,<text:line-break/></text:span></text:span><text:span text:style-name="Strong_20_Emphasis"><text:span text:style-name="T242">Your username</text:span></text:span><text:span text:style-name="Strong_20_Emphasis"><text:span text:style-name="T225"> </text:span></text:span><text:span text:style-name="Definition"><text:span text:style-name="T4">gebruikersnaam</text:span></text:span><text:span text:style-name="Strong_20_Emphasis"><text:span text:style-name="T225">, </text:span></text:span><text:span text:style-name="Strong_20_Emphasis"><text:span text:style-name="T228">en</text:span></text:span><text:span text:style-name="Strong_20_Emphasis"><text:span text:style-name="T225"><text:line-break/></text:span></text:span><text:span text:style-name="Strong_20_Emphasis"><text:span text:style-name="T227">g</text:span></text:span><text:span text:style-name="Strong_20_Emphasis"><text:span text:style-name="T224">eef tweemaal een </text:span></text:span><text:span text:style-name="Strong_20_Emphasis"><text:span text:style-name="T232">wachtwoord</text:span></text:span><text:span text:style-name="Strong_20_Emphasis"><text:span text:style-name="T224">.</text:span></text:span></text:p>
          </table:table-cell>
        </table:table-row>
      </table:table>
      <text:p text:style-name="P43"><text:span text:style-name="Strong_20_Emphasis"><text:span text:style-name="T98"/></text:span></text:p>
      <text:list text:continue-numbering="true" text:style-name="L1">
        <text:list-item>
          <text:p text:style-name="P85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4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96"><draw:control text:anchor-type="as-char" draw:z-index="3" draw:name="Vorm24" draw:style-name="gr1" draw:text-style-name="P9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57">Aanmelden als </text:span></text:span><text:span text:style-name="Definition"><text:span text:style-name="T10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6"><text:span text:style-name="Strong_20_Emphasis"><text:span text:style-name="T99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95"><draw:control text:anchor-type="as-char" draw:z-index="10" draw:name="Vorm13_1" draw:style-name="gr1" draw:text-style-name="P95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96"><draw:control text:anchor-type="as-char" draw:z-index="22" draw:name="Vorm 5" draw:style-name="gr1" draw:text-style-name="P95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89">D</text:span></text:span><text:span text:style-name="Strong_20_Emphasis"><text:span text:style-name="T80">ruk</text:span></text:span><text:span text:style-name="Strong_20_Emphasis"><text:span text:style-name="T68"> op</text:span></text:span><text:span text:style-name="Strong_20_Emphasis"><text:span text:style-name="T81"> de </text:span></text:span><text:span text:style-name="Strong_20_Emphasis"><text:span text:style-name="T163">Super</text:span></text:span><text:span text:style-name="Strong_20_Emphasis"><text:span text:style-name="T81">-toets</text:span></text:span><text:span text:style-name="Strong_20_Emphasis"><text:span text:style-name="T55"><text:note text:id="ftn6" text:note-class="footnote"><text:note-citation>1</text:note-citation><text:note-body><text:p text:style-name="P42"><text:span text:style-name="T180">De </text:span><text:span text:style-name="T223">Super</text:span><text:span text:style-name="T180">-toets is de Windows-toets, Command-toets </text:span><text:span text:style-name="T181">(Apple)</text:span><text:span text:style-name="T180">, of Vergrootglas-toets </text:span><text:span text:style-name="T181">(Chromebook)</text:span><text:span text:style-name="T180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1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1"/></text:span></text:p>
          </table:table-cell>
          <table:table-cell table:style-name="_33_._5f_Installatie_5f_afronden.C6" office:value-type="string">
            <text:p text:style-name="P75"><text:span text:style-name="T5">Typ</text:span><text:span text:style-name="Strong_20_Emphasis"><text:span text:style-name="T63"> de</text:span></text:span><text:span text:style-name="Strong_20_Emphasis"><text:span text:style-name="T82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64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2"><text:span text:style-name="User_20_Entry"><text:span text:style-name="T26">wget karelzimmer.nl/</text:span></text:span><text:span text:style-name="User_20_Entry"><text:span text:style-name="T166">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2"><text:span text:style-name="User_20_Entry"><text:span text:style-name="T26">bash </text:span></text:span><text:span text:style-name="User_20_Entry"><text:span text:style-name="T166">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96"><draw:control text:anchor-type="as-char" draw:z-index="23" draw:name="Vorm 7" draw:style-name="gr1" draw:text-style-name="P95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6"><text:span text:style-name="Strong_20_Emphasis"><text:span text:style-name="T89">D</text:span></text:span><text:span text:style-name="Strong_20_Emphasis"><text:span text:style-name="T84">ruk</text:span></text:span><text:span text:style-name="Strong_20_Emphasis"><text:span text:style-name="T83"> op</text:span></text:span><text:span text:style-name="Strong_20_Emphasis"><text:span text:style-name="T81"> de </text:span></text:span><text:span text:style-name="Strong_20_Emphasis"><text:span text:style-name="T163">Super</text:span></text:span><text:span text:style-name="Strong_20_Emphasis"><text:span text:style-name="T81">-toets</text:span></text:span><text:span text:style-name="Strong_20_Emphasis"><text:span text:style-name="T53"><text:note-ref text:note-class="footnote" text:reference-format="text" text:ref-name="ftn6">1</text:note-ref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73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91">Selecteer</text:span></text:span><text:span text:style-name="Strong_20_Emphasis"><text:span text:style-name="T76"> </text:span></text:span><text:span text:style-name="Strong_20_Emphasis"><text:span text:style-name="T118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44"><text:span text:style-name="Strong_20_Emphasis"><text:span text:style-name="T57"><text:tab/></text:span></text:span></text:p>
      <text:p text:style-name="P45"><text:span text:style-name="Strong_20_Emphasis"><text:span text:style-name="T77"/></text:span></text:p>
      <text:p text:style-name="P46"><text:span text:style-name="Strong_20_Emphasis"><text:span text:style-name="T67"/></text:span></text:p>
      <text:list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96"><draw:control text:anchor-type="as-char" draw:z-index="4" draw:name="Vorm40_0" draw:style-name="gr1" draw:text-style-name="P95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96"><draw:control text:anchor-type="as-char" draw:z-index="9" draw:name="Vorm40_ 1" draw:style-name="gr1" draw:text-style-name="P95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57">Aanmelden als </text:span></text:span><text:span text:style-name="Definition"><text:span text:style-name="T10">gebruiker</text:span></text:span><text:span text:style-name="Strong_20_Emphasis"><text:span text:style-name="T85"><text:note text:id="ftn7" text:note-class="footnote"><text:note-citation>1</text:note-citation><text:note-body><text:p text:style-name="P54"><text:span text:style-name="User_20_Entry"><text:span text:style-name="T160">E</text:span></text:span><text:span text:style-name="User_20_Entry"><text:span text:style-name="T162">ventuele extra </text:span></text:span><text:span text:style-name="Definition"><text:span text:style-name="T311">gebruiker</text:span></text:span><text:span text:style-name="User_20_Entry"><text:span text:style-name="T161">s</text:span></text:span><text:span text:style-name="User_20_Entry"><text:span text:style-name="T162"> aanmelden en dezelfde stappen uitvoeren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95"><draw:control text:anchor-type="as-char" draw:z-index="11" draw:name="Vorm13_ 1" draw:style-name="gr1" draw:text-style-name="P95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96"><draw:control text:anchor-type="as-char" draw:z-index="24" draw:name="Vorm 8" draw:style-name="gr1" draw:text-style-name="P95" svg:width="0.35cm" svg:height="0.35cm" draw:control="control23"/></text:span></text:span></text:p>
          </table:table-cell>
          <table:table-cell table:style-name="Tabel2.A1" office:value-type="string">
            <text:p text:style-name="P65"><text:span text:style-name="Strong_20_Emphasis"><text:span text:style-name="T96"><draw:control text:anchor-type="as-char" draw:z-index="25" draw:name="Vorm 9" draw:style-name="gr1" draw:text-style-name="P95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90">D</text:span></text:span><text:span text:style-name="Strong_20_Emphasis"><text:span text:style-name="T84">ruk</text:span></text:span><text:span text:style-name="Strong_20_Emphasis"><text:span text:style-name="T83"> op</text:span></text:span><text:span text:style-name="Strong_20_Emphasis"><text:span text:style-name="T81"> de </text:span></text:span><text:span text:style-name="Strong_20_Emphasis"><text:span text:style-name="T163">Super</text:span></text:span><text:span text:style-name="Strong_20_Emphasis"><text:span text:style-name="T81">-toets</text:span></text:span><text:span text:style-name="Strong_20_Emphasis"><text:span text:style-name="T53"><text:note text:id="ftn8" text:note-class="footnote"><text:note-citation>2</text:note-citation><text:note-body><text:p text:style-name="P41"><text:span text:style-name="T180">De </text:span><text:span text:style-name="T223">Super</text:span><text:span text:style-name="T180">-toets is de Windows-toets, Command-toets </text:span><text:span text:style-name="T181">(Apple)</text:span><text:span text:style-name="T180">, of Vergrootglas-toets </text:span><text:span text:style-name="T181">(Chromebook)</text:span><text:span text:style-name="T180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7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20"><text:span text:style-name="Strong_20_Emphasis"><text:span text:style-name="T91">Selecteer</text:span></text:span><text:span text:style-name="Strong_20_Emphasis"><text:span text:style-name="T76"> </text:span></text:span><text:span text:style-name="Strong_20_Emphasis"><text:span text:style-name="T118">4</text:span></text:span><text:span text:style-name="Strong_20_Emphasis"><text:span text:style-name="T102"> </text:span></text:span><text:span text:style-name="Strong_20_Emphasis"><text:span text:style-name="T93">Gebruiker inrichten</text:span></text:span><text:span text:style-name="Strong_20_Emphasis"><text:span text:style-name="T87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4"><text:span text:style-name="Strong_20_Emphasis"><text:span text:style-name="T86"/></text:span></text:p>
      <text:p text:style-name="P38"/>
      <text:p text:style-name="P27"><text:span text:style-name="T174">E</text:span><text:span text:style-name="T175">inde c</text:span><text:span text:style-name="T176">hecklist, </text:span><text:span text:style-name="T177">d</text:span><text:span text:style-name="T176">e installatie van </text:span><text:span text:style-name="Strong_20_Emphasis"><text:span text:style-name="T190"><text:user-field-get text:name="Distro">Ubuntu</text:user-field-get></text:span></text:span><text:span text:style-name="T178"><text:s/></text:span><text:span text:style-name="T179"><text:user-field-get text:name="Version">24.04</text:user-field-get></text:span><text:span text:style-name="T179"><text:s/></text:span><text:span text:style-name="Strong_20_Emphasis"><text:span text:style-name="T119"><text:user-field-get text:name="Edition">Desktop</text:user-field-get></text:span></text:span><text:span text:style-name="Strong_20_Emphasis"><text:span text:style-name="T119"><text:s/></text:span></text:span><text:span text:style-name="T176">is voltooid.</text:span></text:p>
      <text:p text:style-name="P8"/>
      <text:list text:style-name="L2">
        <text:list-header>
          <text:p text:style-name="P91"><text:span text:style-name="Emphasis"><text:span text:style-name="T30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6">Karel Zimmer</text:span></text:span></text:a><text:span text:style-name="Emphasis"><text:span text:style-name="T307">.</text:span></text:span></text:p>
          <text:p text:style-name="P92"><text:span text:style-name="Emphasis"><text:span text:style-name="T307">C</text:span></text:span><text:span text:style-name="Emphasis"><text:span text:style-name="T308">C0</text:span></text:span><text:span text:style-name="Emphasis"><text:span text:style-name="T307"> 1.0 </text:span></text:span><text:span text:style-name="Emphasis"><text:span text:style-name="T309">Universeel</text:span></text:span><text:span text:style-name="Emphasis"><text:span text:style-name="T307"> </text:span></text:span><text:span text:style-name="Emphasis"><text:span text:style-name="T30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4"><text:s/></text:span></text:span><text:span text:style-name="Emphasis"><text:span text:style-name="T30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25T09:01:08.491234187">25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subject>Installatie PC software</dc:subject>
    <meta:initial-creator>Karel Zimmer</meta:initial-creator>
    <meta:creation-date>1995-11-21T17:41:00</meta:creation-date>
    <dc:date>2024-05-25T09:01:08.369155126</dc:date>
    <meta:keyword>Installatie</meta:keyword>
    <meta:keyword>Checklist</meta:keyword>
    <meta:keyword>Linux</meta:keyword>
    <meta:editing-cycles>6902</meta:editing-cycles>
    <meta:editing-duration>P12DT8H49M19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13" meta:character-count="3645" meta:non-whitespace-character-count="3161"/>
    <meta:user-defined meta:name="Info 1"/>
    <meta:user-defined meta:name="Info 2"/>
    <meta:user-defined meta:name="Info 3"/>
    <meta:user-defined meta:name="Info 4"/>
  </office:meta>
</office:document-meta>
</file>